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>instance_locati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381cm">
          <text:p text:style-name="P1"><text:span text:style-name="T1">inst_typ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2.016cm" svg:x2="13.065cm" svg:y2="1.958cm" draw:start-shape="id1" draw:end-shape="id2" draw:end-glue-point="11" svg:d="m14970 2016-1905-58" svg:viewBox="0 0 1906 59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 svg:viewBox="0 0 17 1652">
          <text:p/>
        </draw:connector>
        <draw:connector draw:style-name="gr5" draw:text-style-name="P4" draw:layer="layout" draw:type="line" svg:x1="5.444cm" svg:y1="12.429cm" svg:x2="15.002cm" svg:y2="12.413cm" draw:start-shape="id4" draw:start-glue-point="17" draw:end-shape="id5" draw:end-glue-point="9" svg:d="m5444 12429 9558-16" svg:viewBox="0 0 9559 17">
          <text:p/>
        </draw:connector>
        <draw:custom-shape draw:style-name="gr6" draw:text-style-name="P2" xml:id="id7" draw:id="id7" draw:layer="layout" svg:width="5.588cm" svg:height="2.921cm" svg:x="14.97cm" svg:y="24.01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7.78cm" svg:y1="22.082cm" svg:x2="17.764cm" svg:y2="24.019cm" draw:start-shape="id6" draw:start-glue-point="2" draw:end-shape="id7" draw:end-glue-point="0" svg:d="m17780 22082-16 1937" svg:viewBox="0 0 17 1938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 svg:viewBox="0 0 2033 65">
          <text:p/>
        </draw:connector>
        <draw:custom-shape draw:style-name="gr6" draw:text-style-name="P2" xml:id="id5" draw:id="id5" draw:layer="layout" svg:width="5.588cm" svg:height="5.461cm" svg:x="15.002cm" svg:y="10.906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5.001cm" svg:y="-2.906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i_name</text:span></text:p>
          <text:p text:style-name="P1"><text:span text:style-name="T2">ci_location</text:span></text:p>
          <text:p text:style-name="P1"><text:span text:style-name="T2">ci_type</text:span></text:p>
          <text:p text:style-name="P1"><text:span text:style-name="T2">ci_format</text:span></text:p>
          <text:p text:style-name="P1"><text:span text:style-name="T2">ci_rowcount</text:span></text:p>
          <text:p text:style-name="P1"><text:span text:style-name="T2">ci_delimit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 svg:viewBox="0 0 1 763">
          <text:p/>
        </draw:connector>
        <draw:connector draw:style-name="gr8" draw:text-style-name="P4" draw:layer="layout" draw:type="line" svg:x1="13.065cm" svg:y1="4.682cm" svg:x2="14.97cm" svg:y2="4.811cm" draw:start-shape="id2" draw:start-glue-point="16" draw:end-shape="id9" draw:end-glue-point="12" svg:d="m13065 4682 1905 129" svg:viewBox="0 0 1906 130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 svg:viewBox="0 0 1 1049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 svg:viewBox="0 0 1 3811">
          <text:p/>
        </draw:connector>
        <draw:custom-shape draw:style-name="gr6" draw:text-style-name="P2" xml:id="id6" draw:id="id6" draw:layer="layout" svg:width="5.62cm" svg:height="4.953cm" svg:x="14.97cm" svg:y="17.129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case</text:span></text:p>
          <text:p text:style-name="P1"><text:span text:style-name="T2">fa_unique_value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05cm" draw:start-shape="id11" draw:start-glue-point="1" draw:end-shape="id6" draw:end-glue-point="3" svg:d="m5445 19542 9525 63" svg:viewBox="0 0 9526 64">
          <text:p/>
        </draw:connector>
        <draw:custom-shape draw:style-name="gr6" draw:text-style-name="P2" xml:id="id9" draw:id="id9" draw:layer="layout" svg:width="5.588cm" svg:height="5.715cm" svg:x="14.97cm" svg:y="4.17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4.97cm" svg:y2="7.032cm" draw:start-shape="id8" draw:start-glue-point="1" draw:end-shape="id9" svg:d="m13065 7032h1905" svg:viewBox="0 0 1906 1">
          <text:p/>
        </draw:connector>
        <draw:connector draw:style-name="gr5" draw:text-style-name="P4" draw:layer="layout" draw:type="line" svg:x1="17.764cm" svg:y1="9.89cm" svg:x2="17.796cm" svg:y2="10.906cm" draw:start-shape="id9" draw:end-shape="id5" svg:d="m17764 9890 32 1016" svg:viewBox="0 0 33 1017">
          <text:p/>
        </draw:connector>
        <draw:connector draw:style-name="gr5" draw:text-style-name="P4" draw:layer="layout" draw:type="line" svg:x1="17.796cm" svg:y1="16.367cm" svg:x2="17.78cm" svg:y2="17.129cm" draw:start-shape="id5" draw:start-glue-point="2" draw:end-shape="id6" svg:d="m17796 16367-16 762" svg:viewBox="0 0 17 763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 svg:viewBox="0 0 2034 20">
          <text:p/>
        </draw:connector>
        <draw:custom-shape draw:style-name="gr1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 svg:viewBox="0 0 1271 1405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 svg:viewBox="0 0 891 497">
          <text:p/>
        </draw:connector>
        <draw:custom-shape draw:style-name="gr9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5.048cm" svg:x2="13.699cm" svg:y2="14.717cm" draw:start-shape="id5" draw:start-glue-point="10" draw:end-shape="id13" draw:end-glue-point="15" svg:d="m15002 15048-1303-331" svg:viewBox="0 0 1304 332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 svg:viewBox="0 0 1526 7">
          <text:p/>
        </draw:connector>
        <draw:frame draw:style-name="gr10" draw:text-style-name="P5" draw:layer="layout" svg:width="6.585cm" svg:height="0.645cm" svg:x="6.734cm" svg:y="26.273cm">
          <draw:text-box>
            <text:p><text:span text:style-name="T6">Copyright 2011,2012,2013 Ken Farmer</text:span></text:p>
          </draw:text-box>
        </draw:frame>
        <draw:custom-shape draw:style-name="gr1" draw:text-style-name="P2" xml:id="id14" draw:id="id14" draw:layer="layout" svg:width="3.556cm" svg:height="4.826cm" svg:x="6.334cm" svg:y="20.68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_value</text:span></text:p>
          <text:p text:style-name="P1"><text:span text:style-name="T2"/></text:p>
          <text:p text:style-name="P1"><text:span text:style-name="T2">field_id (pk)(fk)</text:span></text:p>
          <text:p text:style-name="P1"><text:span text:style-name="T2">fv_value (pk)</text:span></text:p>
          <text:p text:style-name="P1"><text:span text:style-name="T2">fv_desc</text:span></text:p>
          <text:p text:style-name="P1"><text:span text:style-name="T2">fv_issu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4cm" svg:y1="20.882cm" svg:x2="6.334cm" svg:y2="22.026cm" draw:start-shape="id11" draw:start-glue-point="9" draw:end-shape="id14" draw:end-glue-point="6" svg:d="m5444 20882 890 1144" svg:viewBox="0 0 891 1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3-03-24T21:04:54</dc:date>
    <meta:editing-duration>P5DT10H43M7S</meta:editing-duration>
    <meta:editing-cycles>57</meta:editing-cycles>
    <meta:generator>LibreOffice/3.5$Linux_X86_64 LibreOffice_project/350m1$Build-2</meta:generator>
    <dc:creator>Ken Farmer</dc:creator>
    <meta:document-statistic meta:object-count="34"/>
  </office:meta>
</office:document-meta>
</file>